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2F52EB4FB4CF1B03343.png" manifest:media-type="image/png"/>
  <manifest:file-entry manifest:full-path="Pictures/2000000900005A06000011ADE9688A3CD96A31DA.svm" manifest:media-type=""/>
  <manifest:file-entry manifest:full-path="Pictures/1000000000000551000002FDF14BC70AFA227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P2" style:family="paragraph" style:parent-style-name="Standard">
      <style:text-properties officeooo:rsid="00097037" officeooo:paragraph-rsid="00097037"/>
    </style:style>
    <style:style style:name="T1" style:family="text">
      <style:text-properties officeooo:rsid="00118d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</text:span></text:p>
      <text:p text:style-name="P1"/>
      <text:p text:style-name="P1"><draw:frame draw:style-name="fr1" draw:name="Figura1" text:anchor-type="paragraph" svg:width="17cm" svg:height="3.173cm" draw:z-index="0"><draw:image xlink:href="Pictures/2000000900005A06000011ADE9688A3CD96A31DA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23:45.848000000</dc:date>
    <meta:editing-duration>PT17M32S</meta:editing-duration>
    <meta:editing-cycles>9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